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Имя документа: <text:text-input text:description="">{{DOC_NAME}}</text:text-input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">Имя задачи</text:p>
          </table:table-cell>
          <table:table-cell table:style-name="Таблица2.B1" office:value-type="string">
            <text:p text:style-name="Table_20_Contents">Текст задачи</text:p>
          </table:table-cell>
        </table:table-row>
      </table:table>
      <text:p text:style-name="Standard"><text:template-name text:display="name"/><text:text-input text:description="">{% for task in taskList %}</text:text-input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text-input text:description="">{{ task.title }}</text:text-input></text:p>
          </table:table-cell>
          <table:table-cell table:style-name="Таблица1.B1" office:value-type="string">
            <text:p text:style-name="P1"><text:text-input text:description="">{{ task.text }}</text:text-input></text:p>
          </table:table-cell>
        </table:table-row>
      </table:table>
      <text:p text:style-name="Standard"><text:text-input text:description="">{% endfor %}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ндрей Щукин</meta:initial-creator>
    <meta:creation-date>2015-10-28T15:10:33.11</meta:creation-date>
    <dc:date>2015-10-28T16:40:09.25</dc:date>
    <dc:creator>Андрей Щукин</dc:creator>
    <meta:editing-duration>PT1H14M42S</meta:editing-duration>
    <meta:editing-cycles>8</meta:editing-cycles>
    <meta:generator>OpenOffice/4.1.1$Win32 OpenOffice.org_project/411m6$Build-9775</meta:generator>
    <meta:document-statistic meta:table-count="2" meta:image-count="0" meta:object-count="0" meta:page-count="1" meta:paragraph-count="7" meta:word-count="32" meta:character-count="129"/>
  </office:meta>
</office:document-meta>
</file>